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2.25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793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42in"/>
    </style:style>
    <style:style style:name="Table2" style:family="table">
      <style:table-properties style:width="3.0583in" fo:margin-left="4.3792in" table:align="left"/>
    </style:style>
    <style:style style:name="Table2.A" style:family="table-column">
      <style:table-column-properties style:column-width="3.0583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625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361in"/>
    </style:style>
    <style:style style:name="Table3" style:family="table">
      <style:table-properties style:width="2.0625in" fo:margin-left="-0.2458in" table:align="left"/>
    </style:style>
    <style:style style:name="Table3.A" style:family="table-column">
      <style:table-column-properties style:column-width="2.0625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6063in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9625in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bc3c9" officeooo:paragraph-rsid="001bc3c9" style:font-weight-asian="bold" style:font-weight-complex="bold"/>
    </style:style>
    <style:style style:name="P2" style:family="paragraph" style:parent-style-name="Table_20_Contents">
      <style:text-properties officeooo:rsid="001bc3c9" officeooo:paragraph-rsid="001bc3c9"/>
    </style:style>
    <style:style style:name="P3" style:family="paragraph" style:parent-style-name="Title">
      <style:text-properties fo:font-size="20pt" style:font-size-asian="20pt" style:font-size-complex="20pt"/>
    </style:style>
    <style:style style:name="P4" style:family="paragraph" style:parent-style-name="Title">
      <style:text-properties fo:font-size="22pt" style:font-size-asian="22pt" style:font-size-complex="22pt"/>
    </style:style>
    <style:style style:name="T1" style:family="text">
      <style:text-properties officeooo:rsid="001bc3c9"/>
    </style:style>
    <style:style style:name="T2" style:family="text">
      <style:text-properties officeooo:rsid="001e9707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justify" draw:textarea-vertical-align="middle" draw:auto-grow-height="false" fo:min-height="1.6835in" fo:min-width="0.21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528in" fo:min-width="1.7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264in" fo:min-width="0.0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008in" fo:min-width="0.06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IAGRAM FOR WECONNECT API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User</text:p>
          </table:table-cell>
        </table:table-row>
        <table:table-row table:style-name="Table1.2">
          <table:table-cell table:style-name="Table1.A2" office:value-type="string">
            <text:p text:style-name="Table_20_Contents">- <text:span text:style-name="T1">Userid:int</text:span></text:p>
            <text:p text:style-name="Table_20_Contents">- <text:span text:style-name="T1">UserName:String</text:span></text:p>
            <text:p text:style-name="P2">- UserEmail: String</text:p>
            <text:p text:style-name="P2">- password : String </text:p>
          </table:table-cell>
        </table:table-row>
        <table:table-row table:style-name="Table1.3">
          <table:table-cell table:style-name="Table1.A2" office:value-type="string">
            <text:p text:style-name="Table_20_Contents"><text:s/><text:span text:style-name="T1">+ Create Account()</text:span></text:p>
          </table:table-cell>
        </table:table-row>
      </table:table>
      <text:p text:style-name="Standard"><draw:custom-shape text:anchor-type="paragraph" draw:z-index="1" draw:name="Shape1" draw:style-name="gr1" svg:width="0.4276in" svg:height="1.924in" svg:x="0.7528in" svg:y="0.07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Object2" text:anchor-type="as-char" svg:y="-0.1484in" svg:width="0.0791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 text:c="109"/></text:p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REVIEWS</text:p>
          </table:table-cell>
        </table:table-row>
        <table:table-row table:style-name="Table2.2">
          <table:table-cell table:style-name="Table2.A2" office:value-type="string">
            <text:p text:style-name="Table_20_Contents">- <text:span text:style-name="T1">UserId : int</text:span></text:p>
            <text:p text:style-name="Table_20_Contents">- <text:span text:style-name="T1">BusinessId : int</text:span></text:p>
            <text:p text:style-name="Table_20_Contents"><draw:custom-shape text:anchor-type="paragraph" draw:z-index="3" draw:name="Shape3" draw:style-name="gr3" svg:width="0.063in" svg:height="0.0524in" svg:x="-0.3209in" svg:y="0.1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- <text:span text:style-name="T1">Reviews : int</text:span></text:p>
            <text:p text:style-name="Table_20_Contents">- <text:span text:style-name="T1">Title : String</text:span></text:p>
            <text:p text:style-name="Table_20_Contents">- <text:span text:style-name="T1">Details : String</text:span></text:p>
          </table:table-cell>
        </table:table-row>
        <table:table-row table:style-name="Table2.3">
          <table:table-cell table:style-name="Table2.A2" office:value-type="string">
            <text:p text:style-name="Table_20_Contents"><draw:custom-shape text:anchor-type="paragraph" draw:z-index="2" draw:name="Shape2" draw:style-name="gr2" svg:width="2.0106in" svg:height="2.1043in" svg:x="-2.1957in" svg:y="0.11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<text:span text:style-name="T1">+ post reviews()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<draw:custom-shape text:anchor-type="paragraph" draw:z-index="4" draw:name="Shape4" draw:style-name="gr4" svg:width="0.0732in" svg:height="0.0012in" svg:x="5.8457in" svg:y="0.3673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BUSINESS</text:p>
          </table:table-cell>
        </table:table-row>
        <table:table-row table:style-name="Table3.2">
          <table:table-cell table:style-name="Table3.A2" office:value-type="string">
            <text:p text:style-name="Table_20_Contents">- <text:span text:style-name="T2">UserId: int</text:span></text:p>
            <text:p text:style-name="Table_20_Contents">- <text:span text:style-name="T2">BusinessId: Int</text:span></text:p>
            <text:p text:style-name="Table_20_Contents">- <text:span text:style-name="T2">Title : String</text:span></text:p>
            <text:p text:style-name="Table_20_Contents">- <text:span text:style-name="T2">Category: String</text:span></text:p>
            <text:p text:style-name="Table_20_Contents">- <text:span text:style-name="T2">Details: String</text:span></text:p>
            <text:p text:style-name="Table_20_Contents">- <text:span text:style-name="T2">Location: String</text:span></text:p>
          </table:table-cell>
        </table:table-row>
        <table:table-row table:style-name="Table3.3">
          <table:table-cell table:style-name="Table3.A2" office:value-type="string">
            <text:p text:style-name="Table_20_Contents"><text:s/><text:span text:style-name="T2">+ RegisterBusiness()</text:span></text:p>
            <text:p text:style-name="Table_20_Contents"><text:s/><text:span text:style-name="T2">+ UpdateBusiness()</text:span></text:p>
            <text:p text:style-name="Table_20_Contents"><text:s/><text:span text:style-name="T2">+ ViewBusiness()</text:span></text:p>
            <text:p text:style-name="Table_20_Contents"><text:s/><text:span text:style-name="T2">+ ViewBusinesses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41:32.326644906</meta:creation-date>
    <dc:date>2018-03-01T18:33:14.250582881</dc:date>
    <meta:editing-duration>PT8M47S</meta:editing-duration>
    <meta:editing-cycles>1</meta:editing-cycles>
    <meta:document-statistic meta:table-count="3" meta:image-count="0" meta:object-count="1" meta:page-count="1" meta:paragraph-count="26" meta:word-count="72" meta:character-count="517" meta:non-whitespace-character-count="354"/>
    <meta:generator>LibreOffice/5.4.5.1$Linux_X86_64 LibreOffice_project/40m0$Build-1</meta:generator>
  </office:meta>
</office:document-meta>
</file>

<file path=Object 2/content.xml><?xml version="1.0" encoding="utf-8"?>
<math xmlns="http://www.w3.org/1998/Math/MathML" display="block"/>
</file>